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TC" svg:font-family="'PingFang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float" office:value="48.6804" calcext:value-type="float">
            <text:p>48.6804</text:p>
          </table:table-cell>
          <table:table-cell table:style-name="Default" office:value-type="float" office:value="48.4562" calcext:value-type="float">
            <text:p>48.4562</text:p>
          </table:table-cell>
          <table:table-cell office:value-type="float" office:value="48.364" calcext:value-type="float">
            <text:p>48.364</text:p>
          </table:table-cell>
          <table:table-cell office:value-type="float" office:value="48.417" calcext:value-type="float">
            <text:p>48.417</text:p>
          </table:table-cell>
          <table:table-cell office:value-type="float" office:value="48.371" calcext:value-type="float">
            <text:p>48.371</text:p>
          </table:table-cell>
          <table:table-cell office:value-type="float" office:value="48.5677" calcext:value-type="float">
            <text:p>48.5677</text:p>
          </table:table-cell>
          <table:table-cell office:value-type="float" office:value="48.4623" calcext:value-type="float">
            <text:p>48.4623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float" office:value="-123.457" calcext:value-type="float">
            <text:p>-123.457</text:p>
          </table:table-cell>
          <table:table-cell table:style-name="Default" office:value-type="float" office:value="-123.338" calcext:value-type="float">
            <text:p>-123.338</text:p>
          </table:table-cell>
          <table:table-cell office:value-type="float" office:value="-123.554" calcext:value-type="float">
            <text:p>-123.554</text:p>
          </table:table-cell>
          <table:table-cell office:value-type="float" office:value="-123.38" calcext:value-type="float">
            <text:p>-123.38</text:p>
          </table:table-cell>
          <table:table-cell office:value-type="float" office:value="-123.75" calcext:value-type="float">
            <text:p>-123.75</text:p>
          </table:table-cell>
          <table:table-cell office:value-type="float" office:value="-123.403" calcext:value-type="float">
            <text:p>-123.403</text:p>
          </table:table-cell>
          <table:table-cell office:value-type="float" office:value="-123.309" calcext:value-type="float">
            <text:p>-123.309</text:p>
          </table:table-cell>
        </table:table-row>
        <table:table-row table:style-name="ro1">
          <table:table-cell office:value-type="string" calcext:value-type="string">
            <text:p>Altitude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tation </text:p>
          </table:table-cell>
          <table:table-cell office:value-type="string" calcext:value-type="string">
            <text:p>Deep Cove Elementary </text:p>
          </table:table-cell>
          <table:table-cell table:style-name="Default" office:value-type="string" calcext:value-type="string">
            <text:p>Doncaster Elementary</text:p>
          </table:table-cell>
          <table:table-cell office:value-type="string" calcext:value-type="string">
            <text:p>Hans Helgesen Elementary</text:p>
          </table:table-cell>
          <table:table-cell office:value-type="string" calcext:value-type="string">
            <text:p>James Bay Elementary</text:p>
          </table:table-cell>
          <table:table-cell office:value-type="string" calcext:value-type="string">
            <text:p>John Muir Elementary</text:p>
          </table:table-cell>
          <table:table-cell office:value-type="string" calcext:value-type="string">
            <text:p>Keating Elementary</text:p>
          </table:table-cell>
          <table:table-cell office:value-type="string" calcext:value-type="string">
            <text:p>UVic Science Building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C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US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TC" svg:font-family="'PingFang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PingFang TC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00-00-00</text:date>, <text:time style:data-style-name="N2" text:time-value="14:49:43.00844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uo</meta:initial-creator>
    <meta:creation-date>2018-12-12T21:53:08.062924000</meta:creation-date>
    <dc:date>2018-12-13T14:50:05.895082000</dc:date>
    <dc:creator>Kevin Kuo</dc:creator>
    <meta:editing-duration>PT7M7S</meta:editing-duration>
    <meta:editing-cycles>7</meta:editing-cycles>
    <meta:generator>LibreOffice/6.1.2.1$MacOSX_X86_64 LibreOffice_project/65905a128db06ba48db947242809d14d3f9a93fe</meta:generator>
    <meta:document-statistic meta:table-count="1" meta:cell-count="40" meta:object-count="0"/>
  </office:meta>
</office:document-meta>
</file>